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nos NF" svg:font-family="'Tinos NF'" style:font-pitch="variable"/>
  </office:font-face-decls>
  <office:automatic-styles>
    <style:style style:name="P1" style:family="paragraph" style:parent-style-name="Heading_20_1">
      <style:text-properties style:font-name="Tinos NF" officeooo:rsid="0006e718" officeooo:paragraph-rsid="0006e718"/>
    </style:style>
    <style:style style:name="P2" style:family="paragraph" style:parent-style-name="Text_20_body">
      <style:text-properties style:font-name="Tinos NF" officeooo:rsid="0006e718" officeooo:paragraph-rsid="0006e718"/>
    </style:style>
    <style:style style:name="P3" style:family="paragraph" style:parent-style-name="Text_20_body" style:list-style-name="L1">
      <style:text-properties style:font-name="Tinos NF" officeooo:rsid="0006e718" officeooo:paragraph-rsid="0006e718"/>
    </style:style>
    <style:style style:name="P4" style:family="paragraph" style:parent-style-name="Text_20_body">
      <style:text-properties style:font-name="Tinos NF" officeooo:rsid="0008b7dd" officeooo:paragraph-rsid="0008b7dd"/>
    </style:style>
    <style:style style:name="P5" style:family="paragraph" style:parent-style-name="Text_20_body" style:list-style-name="L1">
      <style:text-properties style:font-name="Tinos NF" officeooo:rsid="0008b7dd" officeooo:paragraph-rsid="0008b7dd"/>
    </style:style>
    <style:style style:name="P6" style:family="paragraph" style:parent-style-name="Text_20_body" style:list-style-name="L1">
      <style:text-properties officeooo:paragraph-rsid="0008b7dd"/>
    </style:style>
    <style:style style:name="T1" style:family="text">
      <style:text-properties style:font-name="Tinos NF" officeooo:rsid="0008b7d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st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ruktur der Arbeit</text:h>
      <text:p text:style-name="P2"/>
      <text:list xml:id="list2822602416" text:style-name="L1">
        <text:list-item>
          <text:p text:style-name="P3">Projektvorstellung</text:p>
          <text:list>
            <text:list-item>
              <text:p text:style-name="P6"><text:span text:style-name="T1">Rahmenbedingungen</text:span></text:p>
            </text:list-item>
            <text:list-item>
              <text:p text:style-name="P6"><text:span text:style-name="T1">Teamgröße</text:span></text:p>
            </text:list-item>
            <text:list-item>
              <text:p text:style-name="P6"><text:span text:style-name="T1">Vertragliche Grundlagen<text:tab/></text:span></text:p>
            </text:list-item>
          </text:list>
        </text:list-item>
      </text:list>
      <text:p text:style-name="P4"/>
      <text:list xml:id="list181430084989516" text:continue-numbering="true" text:style-name="L1">
        <text:list-item>
          <text:p text:style-name="P3">Entwicklung des Projektes</text:p>
          <text:list>
            <text:list-item>
              <text:p text:style-name="P5">Teamdynamik</text:p>
            </text:list-item>
            <text:list-item>
              <text:p text:style-name="P5">Modus Operandi</text:p>
            </text:list-item>
          </text:list>
        </text:list-item>
        <text:list-item>
          <text:p text:style-name="P3"><text:s/>Projektschwierigkeiten</text:p>
          <text:list>
            <text:list-item>
              <text:p text:style-name="P5">COVID</text:p>
            </text:list-item>
            <text:list-item>
              <text:p text:style-name="P5">Mitarbeiterfluktuation</text:p>
            </text:list-item>
            <text:list-item>
              <text:p text:style-name="P5">Projektüberlastung</text:p>
            </text:list-item>
            <text:list-item>
              <text:p text:style-name="P5">Unklarheiten laut Lasten- und Pflichtenheft</text:p>
              <text:p text:style-name="P5"/>
            </text:list-item>
          </text:list>
        </text:list-item>
        <text:list-item>
          <text:p text:style-name="P5">Gefahr für die Abnahme</text:p>
          <text:list>
            <text:list-item>
              <text:p text:style-name="P5">Kommunikationsprobleme</text:p>
            </text:list-item>
            <text:list-item>
              <text:p text:style-name="P5">Keine „Definition of Done“</text:p>
            </text:list-item>
          </text:list>
        </text:list-item>
      </text:list>
      <text:p text:style-name="P4"/>
      <text:list xml:id="list181430554927923" text:continue-numbering="true" text:style-name="L1">
        <text:list-item>
          <text:p text:style-name="P3">- Lösungspersektiven</text:p>
          <text:list>
            <text:list-item>
              <text:p text:style-name="P5">Kompromissorientierte Umsetzung</text:p>
            </text:list-item>
            <text:list-item>
              <text:p text:style-name="P5">Abnahme einzelner Bestandteile</text:p>
            </text:list-item>
            <text:list-item>
              <text:p text:style-name="P5">Einführung von SCRUM</text:p>
            </text:list-item>
          </text:list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nos NF" svg:font-family="'Tinos NF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7:08:04.991096455</meta:creation-date>
    <dc:date>2022-12-09T18:14:29.680599234</dc:date>
    <meta:editing-duration>PT9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61" meta:character-count="485" meta:non-whitespace-character-count="461"/>
  </office:meta>
</office:document-meta>
</file>